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4cm"/>
    </style:style>
    <style:style style:name="co3" style:family="table-column">
      <style:table-column-properties fo:break-before="auto" style:column-width="2.891cm"/>
    </style:style>
    <style:style style:name="co4" style:family="table-column">
      <style:table-column-properties fo:break-before="auto" style:column-width="2.9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map style:condition="cell-content()=0" style:apply-style-name="Default" style:base-cell-address="Feuille1.B6"/>
      <style:map style:condition="cell-content()&gt;=63" style:apply-style-name="Sans_20_nom4" style:base-cell-address="Feuille1.B6"/>
    </style:style>
    <style:style style:name="ce4" style:family="table-cell" style:parent-style-name="Default">
      <style:table-cell-properties fo:border="0.002cm solid #000000"/>
      <style:map style:condition="cell-content()&lt;53" style:apply-style-name="Sans_20_nom3" style:base-cell-address="Feuille1.D4"/>
      <style:map style:condition="cell-content()&gt;=53" style:apply-style-name="Sans_20_nom5" style:base-cell-address="Feuille1.D4"/>
    </style:style>
    <style:style style:name="ce5" style:family="table-cell" style:parent-style-name="Default">
      <style:table-cell-properties fo:border="0.002cm solid #000000"/>
      <style:map style:condition="cell-content()&lt;53" style:apply-style-name="Sans_20_nom7" style:base-cell-address="Feuille1.D11"/>
      <style:map style:condition="cell-content()&gt;=53" style:apply-style-name="Sans_20_nom8" style:base-cell-address="Feuille1.D11"/>
    </style:style>
    <style:style style:name="ce6" style:family="table-cell" style:parent-style-name="Default">
      <style:table-cell-properties fo:border="0.002cm solid #000000"/>
      <style:map style:condition="cell-content()&lt;63" style:apply-style-name="Sans_20_nom3" style:base-cell-address="Feuille1.E4"/>
      <style:map style:condition="cell-content()&gt;=0" style:apply-style-name="Sans_20_nom6" style:base-cell-address="Feuille1.E4"/>
    </style:style>
    <style:style style:name="ce7" style:family="table-cell" style:parent-style-name="Default">
      <style:table-cell-properties fo:border="0.002cm solid #000000"/>
      <style:map style:condition="cell-content()&lt;63" style:apply-style-name="Sans_20_nom9" style:base-cell-address="Feuille1.E11"/>
      <style:map style:condition="cell-content()&gt;=63" style:apply-style-name="Sans_20_nom10" style:base-cell-address="Feuille1.E11"/>
      <style:map style:condition="cell-content()=0" style:apply-style-name="Sans_20_nom11" style:base-cell-address="Feuille1.E1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ce5"/>
        <table:table-column table:style-name="co4" table:default-cell-style-name="ce7"/>
        <table:table-row table:style-name="ro1">
          <table:table-cell office:value-type="string">
            <text:p>Résultats AA TMCC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Quest TECH</text:p>
          </table:table-cell>
          <table:table-cell table:style-name="Default" office:value-type="string">
            <text:p>Quest REG</text:p>
          </table:table-cell>
        </table:table-row>
        <table:table-row table:style-name="ro2">
          <table:table-cell table:style-name="ce1" office:value-type="string" table:number-columns-spanned="1" table:number-rows-spanned="6">
            <text:p>Lundi</text:p>
          </table:table-cell>
          <table:table-cell table:style-name="ce2" office:value-type="string">
            <text:p>HADDOUCH</text:p>
          </table:table-cell>
          <table:table-cell office:value-type="string">
            <text:p>Aziz</text:p>
          </table:table-cell>
          <table:table-cell table:style-name="ce4" office:value-type="float" office:value="85">
            <text:p>85</text:p>
          </table:table-cell>
          <table:table-cell table:style-name="ce6" office:value-type="float" office:value="88.8">
            <text:p>88,8</text:p>
          </table:table-cell>
        </table:table-row>
        <table:table-row table:style-name="ro1">
          <table:covered-table-cell/>
          <table:table-cell table:style-name="ce2" office:value-type="string">
            <text:p>PAUWELS</text:p>
          </table:table-cell>
          <table:table-cell office:value-type="string">
            <text:p>Gauthier</text:p>
          </table:table-cell>
          <table:table-cell table:style-name="ce4" office:value-type="float" office:value="61.17">
            <text:p>61,17</text:p>
          </table:table-cell>
          <table:table-cell table:style-name="ce6" office:value-type="float" office:value="72.93">
            <text:p>72,93</text:p>
          </table:table-cell>
        </table:table-row>
        <table:table-row table:style-name="ro1">
          <table:covered-table-cell/>
          <table:table-cell table:style-name="ce3" office:value-type="string">
            <text:p>MOLLE</text:p>
          </table:table-cell>
          <table:table-cell office:value-type="string">
            <text:p>Fabien</text:p>
          </table:table-cell>
          <table:table-cell table:style-name="ce4" office:value-type="float" office:value="87.73">
            <text:p>87,73</text:p>
          </table:table-cell>
          <table:table-cell table:style-name="ce6" office:value-type="float" office:value="85.05">
            <text:p>85,05</text:p>
          </table:table-cell>
        </table:table-row>
        <table:table-row table:style-name="ro1">
          <table:covered-table-cell/>
          <table:table-cell table:style-name="ce3" office:value-type="string">
            <text:p>BELLET</text:p>
          </table:table-cell>
          <table:table-cell office:value-type="string">
            <text:p>Christophe</text:p>
          </table:table-cell>
          <table:table-cell table:style-name="ce4" office:value-type="float" office:value="87.73">
            <text:p>87,73</text:p>
          </table:table-cell>
          <table:table-cell table:style-name="ce6" office:value-type="float" office:value="80.91">
            <text:p>80,91</text:p>
          </table:table-cell>
        </table:table-row>
        <table:table-row table:style-name="ro1">
          <table:covered-table-cell/>
          <table:table-cell table:style-name="ce3" office:value-type="string">
            <text:p>BOULANGEZ</text:p>
          </table:table-cell>
          <table:table-cell office:value-type="string">
            <text:p>Matthieu</text:p>
          </table:table-cell>
          <table:table-cell table:style-name="ce4" office:value-type="float" office:value="43.91">
            <text:p>43,91</text:p>
          </table:table-cell>
          <table:table-cell table:style-name="ce6" office:value-type="float" office:value="58.66">
            <text:p>58,66</text:p>
          </table:table-cell>
        </table:table-row>
        <table:table-row table:style-name="ro1">
          <table:covered-table-cell/>
          <table:table-cell table:style-name="ce3" office:value-type="string">
            <text:p>FOGLIETTI</text:p>
          </table:table-cell>
          <table:table-cell office:value-type="string">
            <text:p>Fabien</text:p>
          </table:table-cell>
          <table:table-cell table:style-name="ce4" office:value-type="float" office:value="63.05">
            <text:p>63,05</text:p>
          </table:table-cell>
          <table:table-cell table:style-name="ce6" office:value-type="float" office:value="80">
            <text:p>8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" office:value-type="string" table:number-columns-spanned="1" table:number-rows-spanned="6">
            <text:p>Mardi</text:p>
          </table:table-cell>
          <table:table-cell table:style-name="ce2" office:value-type="string">
            <text:p>LAHLAH</text:p>
          </table:table-cell>
          <table:table-cell office:value-type="string">
            <text:p>Christian</text:p>
          </table:table-cell>
          <table:table-cell office:value-type="float" office:value="59.34">
            <text:p>59,34</text:p>
          </table:table-cell>
          <table:table-cell office:value-type="float" office:value="73.2">
            <text:p>73,2</text:p>
          </table:table-cell>
        </table:table-row>
        <table:table-row table:style-name="ro1">
          <table:covered-table-cell/>
          <table:table-cell table:style-name="ce2" office:value-type="string">
            <text:p>SAALEK</text:p>
          </table:table-cell>
          <table:table-cell office:value-type="string">
            <text:p>Vincent</text:p>
          </table:table-cell>
          <table:table-cell office:value-type="float" office:value="72.65">
            <text:p>72,65</text:p>
          </table:table-cell>
          <table:table-cell office:value-type="float" office:value="85.33">
            <text:p>85,33</text:p>
          </table:table-cell>
        </table:table-row>
        <table:table-row table:style-name="ro1">
          <table:covered-table-cell/>
          <table:table-cell table:style-name="ce2" office:value-type="string">
            <text:p>PLESZAK</text:p>
          </table:table-cell>
          <table:table-cell office:value-type="string">
            <text:p>Guillaume</text:p>
          </table:table-cell>
          <table:table-cell office:value-type="float" office:value="61.42">
            <text:p>61,42</text:p>
          </table:table-cell>
          <table:table-cell office:value-type="float" office:value="71.06">
            <text:p>71,06</text:p>
          </table:table-cell>
        </table:table-row>
        <table:table-row table:style-name="ro1">
          <table:covered-table-cell/>
          <table:table-cell table:style-name="ce2" office:value-type="string">
            <text:p>AHACHE</text:p>
          </table:table-cell>
          <table:table-cell office:value-type="string">
            <text:p>Laurent</text:p>
          </table:table-cell>
          <table:table-cell office:value-type="float" office:value="77.71">
            <text:p>77,71</text:p>
          </table:table-cell>
          <table:table-cell office:value-type="float" office:value="78.4">
            <text:p>78,4</text:p>
          </table:table-cell>
        </table:table-row>
        <table:table-row table:style-name="ro1">
          <table:covered-table-cell/>
          <table:table-cell table:style-name="ce2" office:value-type="string">
            <text:p>SHONGO DIENGO</text:p>
          </table:table-cell>
          <table:table-cell office:value-type="string">
            <text:p>Shodat</text:p>
          </table:table-cell>
          <table:table-cell office:value-type="float" office:value="58.25">
            <text:p>58,25</text:p>
          </table:table-cell>
          <table:table-cell office:value-type="float" office:value="78.13">
            <text:p>78,13</text:p>
          </table:table-cell>
        </table:table-row>
        <table:table-row table:style-name="ro1">
          <table:covered-table-cell/>
          <table:table-cell table:style-name="ce2" office:value-type="string">
            <text:p>DEWITTE</text:p>
          </table:table-cell>
          <table:table-cell office:value-type="string">
            <text:p>Gérald</text:p>
          </table:table-cell>
          <table:table-cell office:value-type="float" office:value="66.6">
            <text:p>66,6</text:p>
          </table:table-cell>
          <table:table-cell office:value-type="float" office:value="92.13">
            <text:p>92,1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" office:value-type="string" table:number-columns-spanned="1" table:number-rows-spanned="4">
            <text:p>Mercredi</text:p>
          </table:table-cell>
          <table:table-cell office:value-type="string">
            <text:p>DELOBELLE</text:p>
          </table:table-cell>
          <table:table-cell table:style-name="Default" office:value-type="string">
            <text:p>Philippe</text:p>
          </table:table-cell>
          <table:table-cell office:value-type="float" office:value="78">
            <text:p>78</text:p>
          </table:table-cell>
          <table:table-cell office:value-type="float" office:value="90.66">
            <text:p>90,66</text:p>
          </table:table-cell>
        </table:table-row>
        <table:table-row table:style-name="ro1">
          <table:covered-table-cell/>
          <table:table-cell office:value-type="string">
            <text:p>ARCHICH</text:p>
          </table:table-cell>
          <table:table-cell table:style-name="Default" office:value-type="string">
            <text:p>Hicham</text:p>
          </table:table-cell>
          <table:table-cell office:value-type="float" office:value="74.08">
            <text:p>74,08</text:p>
          </table:table-cell>
          <table:table-cell office:value-type="float" office:value="85.33">
            <text:p>85,33</text:p>
          </table:table-cell>
        </table:table-row>
        <table:table-row table:style-name="ro1">
          <table:covered-table-cell/>
          <table:table-cell office:value-type="string">
            <text:p>MILLER</text:p>
          </table:table-cell>
          <table:table-cell table:style-name="Default" office:value-type="string">
            <text:p>Kevin</text:p>
          </table:table-cell>
          <table:table-cell office:value-type="float" office:value="75.62">
            <text:p>75,62</text:p>
          </table:table-cell>
          <table:table-cell office:value-type="float" office:value="90">
            <text:p>90</text:p>
          </table:table-cell>
        </table:table-row>
        <table:table-row table:style-name="ro1">
          <table:covered-table-cell/>
          <table:table-cell office:value-type="string">
            <text:p>FONTANA</text:p>
          </table:table-cell>
          <table:table-cell table:style-name="Default" office:value-type="string">
            <text:p>Rémi</text:p>
          </table:table-cell>
          <table:table-cell office:value-type="float" office:value="71.28">
            <text:p>71,28</text:p>
          </table:table-cell>
          <table:table-cell office:value-type="float" office:value="78.93">
            <text:p>78,93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ff0000"/>
    </style:style>
    <style:style style:name="Sans_20_nom2" style:display-name="Sans nom2" style:family="table-cell" style:parent-style-name="Default">
      <style:table-cell-properties fo:background-color="#23ff23"/>
    </style:style>
    <style:style style:name="Sans_20_nom3" style:display-name="Sans nom3" style:family="table-cell" style:parent-style-name="Default">
      <style:table-cell-properties fo:background-color="#ff0000"/>
    </style:style>
    <style:style style:name="Sans_20_nom4" style:display-name="Sans nom4" style:family="table-cell" style:parent-style-name="Default">
      <style:table-cell-properties fo:background-color="#3deb3d"/>
    </style:style>
    <style:style style:name="Sans_20_nom5" style:display-name="Sans nom5" style:family="table-cell" style:parent-style-name="Default">
      <style:table-cell-properties fo:background-color="#23ff23"/>
    </style:style>
    <style:style style:name="Sans_20_nom6" style:display-name="Sans nom6" style:family="table-cell" style:parent-style-name="Default">
      <style:table-cell-properties fo:background-color="#23ff23"/>
    </style:style>
    <style:style style:name="Sans_20_nom7" style:display-name="Sans nom7" style:family="table-cell" style:parent-style-name="Default">
      <style:table-cell-properties fo:background-color="#ff0000"/>
    </style:style>
    <style:style style:name="Sans_20_nom8" style:display-name="Sans nom8" style:family="table-cell" style:parent-style-name="Default">
      <style:table-cell-properties fo:background-color="#3deb3d"/>
    </style:style>
    <style:style style:name="Sans_20_nom9" style:display-name="Sans nom9" style:family="table-cell" style:parent-style-name="Default">
      <style:table-cell-properties fo:background-color="#ff0000"/>
    </style:style>
    <style:style style:name="Sans_20_nom10" style:display-name="Sans nom10" style:family="table-cell" style:parent-style-name="Default">
      <style:table-cell-properties fo:background-color="#3deb3d"/>
    </style:style>
    <style:style style:name="Sans_20_nom11" style:display-name="Sans nom11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5">15/09/2013</text:date>, <text:time>09:2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d </meta:initial-creator>
    <meta:creation-date>2013-07-08T16:19:10</meta:creation-date>
    <dc:date>2013-09-15T09:28:49</dc:date>
    <dc:creator>phd </dc:creator>
    <meta:editing-duration>PT08H35M34S</meta:editing-duration>
    <meta:editing-cycles>5</meta:editing-cycles>
    <meta:generator>OpenOffice.org/3.2$Linux OpenOffice.org_project/320m12$Build-9483</meta:generator>
    <meta:document-statistic meta:table-count="3" meta:cell-count="70" meta:object-count="0"/>
  </office:meta>
</office:document-meta>
</file>